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Quotations" style:list-style-name="L30"/>
    <style:style style:name="P32" style:family="paragraph" style:parent-style-name="Text_20_body" style:list-style-name="L3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<text:span text:style-name="Strong_20_Emphasis">PHASE 6 REHYDRATION INSTRUCTIONS</text:span></text:h>
      <text:p text:style-name="Text_20_body"><text:span text:style-name="Emphasis">(For your new conversation thread)</text:span></text:p>
      <text:p text:style-name="Text_20_body">When you open the new Phase 6 thread, follow these exact steps.<text:line-break/>Each step corresponds to a batch of files we need to restore full context.</text:p>
      <text:p text:style-name="Horizontal_20_Line"/>
      <text:h text:style-name="Heading_20_1" text:outline-level="1">✅ <text:span text:style-name="Strong_20_Emphasis">STEP 1 — Upload the Documentation Bundle</text:span></text:h>
      <text:p text:style-name="Text_20_body">Upload these files first:</text:p>
      <text:list text:style-name="L1">
        <text:list-item>
          <text:p text:style-name="P1"><text:span text:style-name="Strong_20_Emphasis">Project Bible – Version 3</text:span> (the one I generated above)</text:p>
        </text:list-item>
        <text:list-item>
          <text:p text:style-name="P1"><text:span text:style-name="Strong_20_Emphasis">Architectural Overview – Version 3</text:span> (the one I generated above)</text:p>
        </text:list-item>
        <text:list-item>
          <text:p text:style-name="P1"><text:span text:style-name="Strong_20_Emphasis">CODE_REVIEW_REPORT.md</text:span> (your most recent version)</text:p>
        </text:list-item>
      </text:list>
      <text:h text:style-name="Heading_20_3" text:outline-level="3">Why this order?</text:h>
      <text:p text:style-name="Text_20_body">These files:</text:p>
      <text:list text:style-name="L2">
        <text:list-item>
          <text:p text:style-name="P2">Re-establish the <text:span text:style-name="Emphasis">intent</text:span></text:p>
        </text:list-item>
        <text:list-item>
          <text:p text:style-name="P2">Re-establish the <text:span text:style-name="Emphasis">architecture</text:span></text:p>
        </text:list-item>
        <text:list-item>
          <text:p text:style-name="P2">Tell me where the refactor already changed behaviour</text:p>
        </text:list-item>
        <text:list-item>
          <text:p text:style-name="P2">Tell me what constraints Phase 6 must respect</text:p>
        </text:list-item>
      </text:list>
      <text:p text:style-name="Text_20_body"><text:span text:style-name="Strong_20_Emphasis">This is the conceptual foundation for all later steps.</text:span></text:p>
      <text:p text:style-name="Horizontal_20_Line"/>
      <text:h text:style-name="Heading_20_1" text:outline-level="1">✅ <text:span text:style-name="Strong_20_Emphasis">STEP 2 — Upload the Application Shell</text:span></text:h>
      <text:p text:style-name="Text_20_body">Upload these files:</text:p>
      <text:list text:style-name="L3">
        <text:list-item>
          <text:p text:style-name="P3"><text:span text:style-name="Source_20_Text">App.xaml</text:span></text:p>
        </text:list-item>
        <text:list-item>
          <text:p text:style-name="P3"><text:span text:style-name="Source_20_Text">App.xaml.cs</text:span></text:p>
        </text:list-item>
        <text:list-item>
          <text:p text:style-name="P3"><text:span text:style-name="Source_20_Text">MainWindow.xaml</text:span></text:p>
        </text:list-item>
        <text:list-item>
          <text:p text:style-name="P3"><text:span text:style-name="Source_20_Text">MainWindow.xaml.cs</text:span></text:p>
        </text:list-item>
        <text:list-item>
          <text:p text:style-name="P3"><text:soft-page-break/><text:span text:style-name="Source_20_Text">MainWindow.Weekly.cs</text:span> (if it still exists)</text:p>
        </text:list-item>
      </text:list>
      <text:h text:style-name="Heading_20_3" text:outline-level="3">Purpose</text:h>
      <text:p text:style-name="Text_20_body">This gives me:</text:p>
      <text:list text:style-name="L4">
        <text:list-item>
          <text:p text:style-name="P4">Entry points</text:p>
        </text:list-item>
        <text:list-item>
          <text:p text:style-name="P4">UI structure</text:p>
        </text:list-item>
        <text:list-item>
          <text:p text:style-name="P4">Event wiring</text:p>
        </text:list-item>
        <text:list-item>
          <text:p text:style-name="P4">The real “surface” of the application</text:p>
        </text:list-item>
      </text:list>
      <text:p text:style-name="Text_20_body">This step completes the <text:span text:style-name="Strong_20_Emphasis">UI layer rehydration</text:span>.</text:p>
      <text:p text:style-name="Horizontal_20_Line"/>
      <text:h text:style-name="Heading_20_1" text:outline-level="1">✅ <text:span text:style-name="Strong_20_Emphasis">STEP 3 — Upload ViewModel Layer and State Models</text:span></text:h>
      <text:p text:style-name="Text_20_body">Upload:</text:p>
      <text:list text:style-name="L5">
        <text:list-item>
          <text:p text:style-name="P5"><text:span text:style-name="Source_20_Text">ViewModels/MainWindowViewModel.cs</text:span></text:p>
        </text:list-item>
        <text:list-item>
          <text:p text:style-name="P5"><text:span text:style-name="Source_20_Text">ViewModels/Commands/RelayCommand.cs</text:span></text:p>
        </text:list-item>
        <text:list-item>
          <text:p text:style-name="P5"><text:span text:style-name="Source_20_Text">ViewModels/Events/ViewModelEvents.cs</text:span></text:p>
        </text:list-item>
        <text:list-item>
          <text:p text:style-name="P5"><text:span text:style-name="Source_20_Text">State/MetricState.cs</text:span></text:p>
        </text:list-item>
        <text:list-item>
          <text:p text:style-name="P5"><text:span text:style-name="Source_20_Text">State/ChartState.cs</text:span></text:p>
        </text:list-item>
        <text:list-item>
          <text:p text:style-name="P5"><text:span text:style-name="Source_20_Text">State/UiState.cs</text:span></text:p>
        </text:list-item>
      </text:list>
      <text:h text:style-name="Heading_20_3" text:outline-level="3">Purpose</text:h>
      <text:p text:style-name="Text_20_body">This gives me:</text:p>
      <text:list text:style-name="L6">
        <text:list-item>
          <text:p text:style-name="P6">All application logic</text:p>
        </text:list-item>
        <text:list-item>
          <text:p text:style-name="P6">All state ownership</text:p>
        </text:list-item>
        <text:list-item>
          <text:p text:style-name="P6">All command behaviors</text:p>
        </text:list-item>
        <text:list-item>
          <text:p text:style-name="P6">All charts visibility, normalization, and data settings</text:p>
        </text:list-item>
      </text:list>
      <text:p text:style-name="Text_20_body">This step completes the <text:span text:style-name="Strong_20_Emphasis">ViewModel layer rehydration</text:span>.</text:p>
      <text:p text:style-name="Horizontal_20_Line"/>
      <text:h text:style-name="Heading_20_1" text:outline-level="1"><text:soft-page-break/>✅ <text:span text:style-name="Strong_20_Emphasis">STEP 4 — Upload UI Helpers</text:span></text:h>
      <text:p text:style-name="Text_20_body">Upload:</text:p>
      <text:list text:style-name="L7">
        <text:list-item>
          <text:p text:style-name="P7"><text:span text:style-name="Source_20_Text">UI/SubtypeSelectors/SubtypeSelectorManager.cs</text:span></text:p>
        </text:list-item>
      </text:list>
      <text:h text:style-name="Heading_20_3" text:outline-level="3">Purpose</text:h>
      <text:p text:style-name="Text_20_body">This is the dynamic UI subsystem that handles subtype selection logic.<text:line-break/>Critical for Phase 6 chart-update improvements.</text:p>
      <text:p text:style-name="Horizontal_20_Line"/>
      <text:h text:style-name="Heading_20_1" text:outline-level="1">✅ <text:span text:style-name="Strong_20_Emphasis">STEP 5 — Upload Services Layer</text:span></text:h>
      <text:p text:style-name="Text_20_body">Upload:</text:p>
      <text:list text:style-name="L8">
        <text:list-item>
          <text:p text:style-name="P8"><text:span text:style-name="Source_20_Text">Services/MetricSelectionService.cs</text:span></text:p>
        </text:list-item>
        <text:list-item>
          <text:p text:style-name="P8"><text:span text:style-name="Source_20_Text">Services/ChartUpdateCoordinator.cs</text:span></text:p>
        </text:list-item>
        <text:list-item>
          <text:p text:style-name="P8"><text:span text:style-name="Source_20_Text">Services/WeeklyDistributionService.cs</text:span></text:p>
        </text:list-item>
        <text:list-item>
          <text:p text:style-name="P8"><text:span text:style-name="Source_20_Text">Data/SqlQueryBuilder.cs</text:span></text:p>
        </text:list-item>
        <text:list-item>
          <text:p text:style-name="P8"><text:span text:style-name="Source_20_Text">Data/Repositories/DataFetcher.cs</text:span></text:p>
        </text:list-item>
      </text:list>
      <text:h text:style-name="Heading_20_3" text:outline-level="3">Purpose</text:h>
      <text:p text:style-name="Text_20_body">These files define:</text:p>
      <text:list text:style-name="L9">
        <text:list-item>
          <text:p text:style-name="P9">How metrics and subtypes are fetched</text:p>
        </text:list-item>
        <text:list-item>
          <text:p text:style-name="P9">How chart updates are orchestrated</text:p>
        </text:list-item>
        <text:list-item>
          <text:p text:style-name="P9">How weekly distributions are computed</text:p>
        </text:list-item>
        <text:list-item>
          <text:p text:style-name="P9">How SQL queries are built</text:p>
        </text:list-item>
      </text:list>
      <text:p text:style-name="Text_20_body">This completes the <text:span text:style-name="Strong_20_Emphasis">service layer rehydration</text:span>.</text:p>
      <text:p text:style-name="Horizontal_20_Line"/>
      <text:h text:style-name="Heading_20_1" text:outline-level="1">✅ <text:span text:style-name="Strong_20_Emphasis">STEP 6 — Upload Chart Engine Core</text:span></text:h>
      <text:p text:style-name="Text_20_body">Upload:</text:p>
      <text:list text:style-name="L10">
        <text:list-item>
          <text:p text:style-name="P10"><text:span text:style-name="Source_20_Text">Charts/ChartDataContext.cs</text:span></text:p>
        </text:list-item>
        <text:list-item>
          <text:p text:style-name="P10"><text:span text:style-name="Source_20_Text">Charts/ColourPalette.cs</text:span></text:p>
        </text:list-item>
        <text:list-item>
          <text:p text:style-name="P10"><text:span text:style-name="Source_20_Text">Charts/IChartComputationStrategy.cs</text:span></text:p>
        </text:list-item>
        <text:list-item>
          <text:p text:style-name="P10"><text:soft-page-break/><text:span text:style-name="Source_20_Text">Charts/Computation/ChartComputationEngine.cs</text:span></text:p>
        </text:list-item>
        <text:list-item>
          <text:p text:style-name="P10"><text:span text:style-name="Source_20_Text">Charts/Computation/ChartComputationResult.cs</text:span></text:p>
        </text:list-item>
        <text:list-item>
          <text:p text:style-name="P10"><text:span text:style-name="Source_20_Text">Charts/Helpers/ChartHelper.cs</text:span></text:p>
        </text:list-item>
        <text:list-item>
          <text:p text:style-name="P10"><text:span text:style-name="Source_20_Text">Charts/Helpers/ChartTooltipManager.cs</text:span></text:p>
        </text:list-item>
        <text:list-item>
          <text:p text:style-name="P10"><text:span text:style-name="Source_20_Text">Charts/Rendering/ChartRenderEngine.cs</text:span></text:p>
        </text:list-item>
        <text:list-item>
          <text:p text:style-name="P10"><text:span text:style-name="Source_20_Text">Charts/Rendering/ChartRenderModel.cs</text:span></text:p>
        </text:list-item>
      </text:list>
      <text:h text:style-name="Heading_20_3" text:outline-level="3">Purpose</text:h>
      <text:p text:style-name="Text_20_body">These files define:</text:p>
      <text:list text:style-name="L11">
        <text:list-item>
          <text:p text:style-name="P11">How charts are computed</text:p>
        </text:list-item>
        <text:list-item>
          <text:p text:style-name="P11">How they’re rendered</text:p>
        </text:list-item>
        <text:list-item>
          <text:p text:style-name="P11">How axes, smoothing, coloring, and tooltips work</text:p>
        </text:list-item>
      </text:list>
      <text:p text:style-name="Text_20_body">This completes the <text:span text:style-name="Strong_20_Emphasis">chart engine rehydration</text:span>.</text:p>
      <text:p text:style-name="Horizontal_20_Line"/>
      <text:h text:style-name="Heading_20_1" text:outline-level="1">✅ <text:span text:style-name="Strong_20_Emphasis">STEP 7 — Upload Chart Strategies</text:span></text:h>
      <text:p text:style-name="Text_20_body">Upload:</text:p>
      <text:list text:style-name="L12">
        <text:list-item>
          <text:p text:style-name="P12"><text:span text:style-name="Source_20_Text">SingleMetricStrategy.cs</text:span></text:p>
        </text:list-item>
        <text:list-item>
          <text:p text:style-name="P12"><text:span text:style-name="Source_20_Text">CombinedMetricStrategy.cs</text:span></text:p>
        </text:list-item>
        <text:list-item>
          <text:p text:style-name="P12"><text:span text:style-name="Source_20_Text">DifferenceStrategy.cs</text:span></text:p>
        </text:list-item>
        <text:list-item>
          <text:p text:style-name="P12"><text:span text:style-name="Source_20_Text">RatioStrategy.cs</text:span></text:p>
        </text:list-item>
        <text:list-item>
          <text:p text:style-name="P12"><text:span text:style-name="Source_20_Text">NormalizedStrategy.cs</text:span></text:p>
        </text:list-item>
        <text:list-item>
          <text:p text:style-name="P12"><text:span text:style-name="Source_20_Text">WeeklyDistributionStrategy.cs</text:span></text:p>
        </text:list-item>
      </text:list>
      <text:h text:style-name="Heading_20_3" text:outline-level="3">Purpose</text:h>
      <text:p text:style-name="Text_20_body">These define the actual mathematical transformations for each chart.<text:line-break/>Critical for ensuring correctness during the Phase 6 cleanup.</text:p>
      <text:p text:style-name="Text_20_body">This completes the <text:span text:style-name="Strong_20_Emphasis">strategy layer rehydration</text:span>.</text:p>
      <text:p text:style-name="Horizontal_20_Line"/>
      <text:h text:style-name="Heading_20_1" text:outline-level="1"><text:soft-page-break/>✅ <text:span text:style-name="Strong_20_Emphasis">STEP 8 — Upload Core Models (Final Step)</text:span></text:h>
      <text:p text:style-name="Text_20_body">Upload everything under <text:span text:style-name="Source_20_Text">Models</text:span>:</text:p>
      <text:list text:style-name="L13">
        <text:list-item>
          <text:p text:style-name="P13"><text:span text:style-name="Source_20_Text">HealthMetricData.cs</text:span></text:p>
        </text:list-item>
        <text:list-item>
          <text:p text:style-name="P13"><text:span text:style-name="Source_20_Text">DateRangeResult.cs</text:span></text:p>
        </text:list-item>
        <text:list-item>
          <text:p text:style-name="P13"><text:span text:style-name="Source_20_Text">SmoothedDataPoint.cs</text:span></text:p>
        </text:list-item>
        <text:list-item>
          <text:p text:style-name="P13"><text:span text:style-name="Source_20_Text">RecordToDayRatio.cs</text:span></text:p>
        </text:list-item>
        <text:list-item>
          <text:p text:style-name="P13"><text:span text:style-name="Source_20_Text">TickInterval.cs</text:span></text:p>
        </text:list-item>
        <text:list-item>
          <text:p text:style-name="P13"><text:span text:style-name="Source_20_Text">NormalizationMode.cs</text:span></text:p>
        </text:list-item>
        <text:list-item>
          <text:p text:style-name="P13"><text:span text:style-name="Source_20_Text">BinaryOperatorRegistry.cs</text:span></text:p>
        </text:list-item>
        <text:list-item>
          <text:p text:style-name="P13"><text:span text:style-name="Source_20_Text">BinaryOperators.cs</text:span></text:p>
        </text:list-item>
      </text:list>
      <text:p text:style-name="Text_20_body">And, <text:span text:style-name="Strong_20_Emphasis">if still used</text:span>:</text:p>
      <text:list text:style-name="L14">
        <text:list-item>
          <text:p text:style-name="P14"><text:span text:style-name="Source_20_Text">Helper/MathHelper.cs</text:span></text:p>
        </text:list-item>
        <text:list-item>
          <text:p text:style-name="P14"><text:span text:style-name="Source_20_Text">Helper/StrategyComputationHelper.cs</text:span></text:p>
        </text:list-item>
      </text:list>
      <text:h text:style-name="Heading_20_3" text:outline-level="3">Purpose</text:h>
      <text:p text:style-name="Text_20_body">These files give me:</text:p>
      <text:list text:style-name="L15">
        <text:list-item>
          <text:p text:style-name="P15">All DTOs</text:p>
        </text:list-item>
        <text:list-item>
          <text:p text:style-name="P15">All math primitives</text:p>
        </text:list-item>
        <text:list-item>
          <text:p text:style-name="P15">All enumerations</text:p>
        </text:list-item>
        <text:list-item>
          <text:p text:style-name="P15">All compute-layer helpers</text:p>
        </text:list-item>
      </text:list>
      <text:p text:style-name="Text_20_body">This completes the <text:span text:style-name="Strong_20_Emphasis">domain model rehydration</text:span>.</text:p>
      <text:p text:style-name="Horizontal_20_Line"/>
      <text:h text:style-name="Heading_20_1" text:outline-level="1">🎯 <text:span text:style-name="Strong_20_Emphasis">AFTER ALL STEPS ARE UPLOADED IN THE NEW THREAD</text:span></text:h>
      <text:p text:style-name="Text_20_body">I will then:</text:p>
      <text:h text:style-name="Heading_20_3" text:outline-level="3"><text:soft-page-break/>✓ Reconstruct the entire architecture precisely as it exists now</text:h>
      <text:h text:style-name="Heading_20_3" text:outline-level="3">✓ Diff it mentally against the Bible + Overview (Version 3)</text:h>
      <text:h text:style-name="Heading_20_3" text:outline-level="3">✓ Identify all actual remaining loose ends</text:h>
      <text:h text:style-name="Heading_20_3" text:outline-level="3">✓ Build the <text:span text:style-name="Strong_20_Emphasis">Phase 6 Implementation Plan</text:span></text:h>
      <text:h text:style-name="Heading_20_3" text:outline-level="3">✓ Begin Phase 6 execution cleanly</text:h>
      <text:p text:style-name="Text_20_body">With <text:span text:style-name="Strong_20_Emphasis">no legacy debt from this thread</text:span>, and <text:span text:style-name="Strong_20_Emphasis">no assumptions carried forward</text:span>.</text:p>
      <text:p text:style-name="Horizontal_20_Line"/>
      <text:h text:style-name="Heading_20_1" text:outline-level="1">⭐ When You Are Ready</text:h>
      <text:p text:style-name="Text_20_body">Start the new conversation titled:</text:p>
      <text:p text:style-name="Text_20_body"><text:span text:style-name="Strong_20_Emphasis">“DataVisualiser – Phase 6 (Post-Refactor Baseline)”</text:span></text:p>
      <text:p text:style-name="Text_20_body">Then begin:</text:p>
      <text:p text:style-name="Text_20_body"><text:span text:style-name="Strong_20_Emphasis">“Phase 6 – Step 1 files:”</text:span><text:line-break/>…and upload the <text:span text:style-name="Emphasis">Project Bible + Architectual Overview + CODE_REVIEW_REPORT.md</text:span>.</text:p>
      <text:p text:style-name="Horizontal_20_Line"/>
      <text:p text:style-name="Text_20_body">I will take it from there and rebuild the entire mental model around the <text:span text:style-name="Emphasis">true</text:span> current state of the code.</text:p>
      <text:p text:style-name="Text_20_body">We're now perfectly aligned and ready for takeoff.</text:p>
      <text:p text:style-name="Standard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>Phase 6 “rehydration bundle” – what to upload in the new conversation</text:h>
      <text:p text:style-name="Text_20_body">When you create the new Phase 6 thread, follow this order. You don’t need to do it all at once; but keep the grouping so I can reconstruct the architecture cleanly.</text:p>
      <text:h text:style-name="Heading_20_3" text:outline-level="3">1. High-level docs</text:h>
      <text:p text:style-name="Text_20_body">Upload (latest versions, after your refactor):</text:p>
      <text:list text:style-name="L16">
        <text:list-item>
          <text:p text:style-name="P16"><text:span text:style-name="Source_20_Text">Project Bible</text:span> (ODT or exported as text/markdown).</text:p>
        </text:list-item>
        <text:list-item>
          <text:p text:style-name="P16"><text:span text:style-name="Source_20_Text">Project Overview / Architectural Overview</text:span> (ODT or text/markdown).</text:p>
        </text:list-item>
        <text:list-item>
          <text:p text:style-name="P16"><text:span text:style-name="Source_20_Text">CODE_REVIEW_REPORT.md</text:span>.</text:p>
        </text:list-item>
      </text:list>
      <text:p text:style-name="Text_20_body">That gives me:</text:p>
      <text:list text:style-name="L17">
        <text:list-item>
          <text:p text:style-name="P17">Intent.</text:p>
        </text:list-item>
        <text:list-item>
          <text:p text:style-name="P17">Architectural direction.</text:p>
        </text:list-item>
        <text:list-item>
          <text:p text:style-name="P17">Known issues / trade-offs.</text:p>
        </text:list-item>
      </text:list>
      <text:p text:style-name="Horizontal_20_Line"/>
      <text:h text:style-name="Heading_20_3" text:outline-level="3">2. Entry point &amp; shell</text:h>
      <text:p text:style-name="Text_20_body">Upload:</text:p>
      <text:list text:style-name="L18">
        <text:list-item>
          <text:p text:style-name="P18"><text:span text:style-name="Source_20_Text">App.xaml</text:span> + <text:span text:style-name="Source_20_Text">App.xaml.cs</text:span></text:p>
        </text:list-item>
        <text:list-item>
          <text:p text:style-name="P18"><text:span text:style-name="Source_20_Text">MainWindow.xaml</text:span></text:p>
        </text:list-item>
        <text:list-item>
          <text:p text:style-name="P18"><text:span text:style-name="Source_20_Text">MainWindow.xaml.cs</text:span></text:p>
        </text:list-item>
        <text:list-item>
          <text:p text:style-name="P18"><text:span text:style-name="Source_20_Text">MainWindow.Weekly.cs</text:span> (if still present)</text:p>
        </text:list-item>
      </text:list>
      <text:p text:style-name="Text_20_body">These four define:</text:p>
      <text:list text:style-name="L19">
        <text:list-item>
          <text:p text:style-name="P19">Application startup.</text:p>
        </text:list-item>
        <text:list-item>
          <text:p text:style-name="P19">Main window layout.</text:p>
        </text:list-item>
        <text:list-item>
          <text:p text:style-name="P19">The event plumbing and coordination “surface”.</text:p>
        </text:list-item>
      </text:list>
      <text:p text:style-name="Horizontal_20_Line"><text:soft-page-break/></text:p>
      <text:h text:style-name="Heading_20_3" text:outline-level="3">3. ViewModel layer &amp; state</text:h>
      <text:p text:style-name="Text_20_body">Upload:</text:p>
      <text:list text:style-name="L20">
        <text:list-item>
          <text:p text:style-name="P20"><text:span text:style-name="Source_20_Text">ViewModels/MainWindowViewModel.cs</text:span></text:p>
        </text:list-item>
        <text:list-item>
          <text:p text:style-name="P20"><text:span text:style-name="Source_20_Text">ViewModels/Events/ViewModelEvents.cs</text:span></text:p>
        </text:list-item>
        <text:list-item>
          <text:p text:style-name="P20"><text:span text:style-name="Source_20_Text">ViewModels/Commands/RelayCommand.cs</text:span></text:p>
        </text:list-item>
        <text:list-item>
          <text:p text:style-name="P20"><text:span text:style-name="Source_20_Text">State/ChartState.cs</text:span></text:p>
        </text:list-item>
        <text:list-item>
          <text:p text:style-name="P20"><text:span text:style-name="Source_20_Text">State/MetricState.cs</text:span></text:p>
        </text:list-item>
        <text:list-item>
          <text:p text:style-name="P20"><text:span text:style-name="Source_20_Text">State/UiState.cs</text:span></text:p>
        </text:list-item>
      </text:list>
      <text:p text:style-name="Text_20_body">This gives me:</text:p>
      <text:list text:style-name="L21">
        <text:list-item>
          <text:p text:style-name="P21">How the UI state is modeled.</text:p>
        </text:list-item>
        <text:list-item>
          <text:p text:style-name="P21">How commands and events flow.</text:p>
        </text:list-item>
        <text:list-item>
          <text:p text:style-name="P21">How chart visibility / normalization / metric selection is represented.</text:p>
        </text:list-item>
      </text:list>
      <text:p text:style-name="Horizontal_20_Line"/>
      <text:h text:style-name="Heading_20_3" text:outline-level="3">4. UI helpers for subtypes</text:h>
      <text:p text:style-name="Text_20_body">Upload:</text:p>
      <text:list text:style-name="L22">
        <text:list-item>
          <text:p text:style-name="P22"><text:span text:style-name="Source_20_Text">UI/SubtypeSelectors/SubtypeSelectorManager.cs</text:span></text:p>
        </text:list-item>
      </text:list>
      <text:p text:style-name="Text_20_body">This is crucial for:</text:p>
      <text:list text:style-name="L23">
        <text:list-item>
          <text:p text:style-name="P23">Dynamic subtype combos.</text:p>
        </text:list-item>
        <text:list-item>
          <text:p text:style-name="P23">The subtype-selection model we depend on for multi-series charts.</text:p>
        </text:list-item>
      </text:list>
      <text:p text:style-name="Horizontal_20_Line"/>
      <text:h text:style-name="Heading_20_3" text:outline-level="3">5. Services / data access</text:h>
      <text:p text:style-name="Text_20_body">Upload:</text:p>
      <text:list text:style-name="L24">
        <text:list-item>
          <text:p text:style-name="P24"><text:span text:style-name="Source_20_Text">Services/MetricSelectionService.cs</text:span></text:p>
        </text:list-item>
        <text:list-item>
          <text:p text:style-name="P24"><text:span text:style-name="Source_20_Text">Services/ChartUpdateCoordinator.cs</text:span></text:p>
        </text:list-item>
        <text:list-item>
          <text:p text:style-name="P24"><text:span text:style-name="Source_20_Text">Services/WeeklyDistributionService.cs</text:span></text:p>
        </text:list-item>
        <text:list-item>
          <text:p text:style-name="P24"><text:span text:style-name="Source_20_Text">Data/SqlQueryBuilder.cs</text:span></text:p>
        </text:list-item>
        <text:list-item>
          <text:p text:style-name="P24"><text:span text:style-name="Source_20_Text">Data/Repositories/DataFetcher.cs</text:span></text:p>
        </text:list-item>
      </text:list>
      <text:p text:style-name="Text_20_body"><text:soft-page-break/>That covers:</text:p>
      <text:list text:style-name="L25">
        <text:list-item>
          <text:p text:style-name="P25">How metrics, subtypes, and date ranges come from SQL.</text:p>
        </text:list-item>
        <text:list-item>
          <text:p text:style-name="P25">How chart computation + rendering are orchestrated.</text:p>
        </text:list-item>
        <text:list-item>
          <text:p text:style-name="P25">The weekly distribution pipeline.</text:p>
        </text:list-item>
      </text:list>
      <text:p text:style-name="Horizontal_20_Line"/>
      <text:h text:style-name="Heading_20_3" text:outline-level="3">6. Chart infrastructure</text:h>
      <text:p text:style-name="Text_20_body">Upload:</text:p>
      <text:list text:style-name="L26">
        <text:list-item>
          <text:p text:style-name="P26"><text:span text:style-name="Source_20_Text">Charts/ChartDataContext.cs</text:span></text:p>
        </text:list-item>
        <text:list-item>
          <text:p text:style-name="P26"><text:span text:style-name="Source_20_Text">Charts/ColourPalette.cs</text:span></text:p>
        </text:list-item>
        <text:list-item>
          <text:p text:style-name="P26"><text:span text:style-name="Source_20_Text">Charts/IChartComputationStrategy.cs</text:span></text:p>
        </text:list-item>
        <text:list-item>
          <text:p text:style-name="P26"><text:span text:style-name="Source_20_Text">Charts/Computation/ChartComputationEngine.cs</text:span></text:p>
        </text:list-item>
        <text:list-item>
          <text:p text:style-name="P26"><text:span text:style-name="Source_20_Text">Charts/Computation/ChartComputationResult.cs</text:span></text:p>
        </text:list-item>
        <text:list-item>
          <text:p text:style-name="P26"><text:span text:style-name="Source_20_Text">Charts/Helpers/ChartHelper.cs</text:span></text:p>
        </text:list-item>
        <text:list-item>
          <text:p text:style-name="P26"><text:span text:style-name="Source_20_Text">Charts/Helpers/ChartTooltipManager.cs</text:span></text:p>
        </text:list-item>
        <text:list-item>
          <text:p text:style-name="P26"><text:span text:style-name="Source_20_Text">Charts/Rendering/ChartRenderEngine.cs</text:span></text:p>
        </text:list-item>
        <text:list-item>
          <text:p text:style-name="P26"><text:span text:style-name="Source_20_Text">Charts/Rendering/ChartRenderModel.cs</text:span></text:p>
        </text:list-item>
      </text:list>
      <text:p text:style-name="Text_20_body">This is the “chart platform” you’ve built: computation, rendering, tooltips, axis handling.</text:p>
      <text:p text:style-name="Horizontal_20_Line"/>
      <text:h text:style-name="Heading_20_3" text:outline-level="3">7. Chart strategies</text:h>
      <text:p text:style-name="Text_20_body">Upload:</text:p>
      <text:list text:style-name="L27">
        <text:list-item>
          <text:p text:style-name="P27"><text:span text:style-name="Source_20_Text">CombinedMetricStrategy.cs</text:span></text:p>
        </text:list-item>
        <text:list-item>
          <text:p text:style-name="P27"><text:span text:style-name="Source_20_Text">DifferenceStrategy.cs</text:span></text:p>
        </text:list-item>
        <text:list-item>
          <text:p text:style-name="P27"><text:span text:style-name="Source_20_Text">NormalizedStrategy.cs</text:span></text:p>
        </text:list-item>
        <text:list-item>
          <text:p text:style-name="P27"><text:span text:style-name="Source_20_Text">RatioStrategy.cs</text:span></text:p>
        </text:list-item>
        <text:list-item>
          <text:p text:style-name="P27"><text:span text:style-name="Source_20_Text">SingleMetricStrategy.cs</text:span></text:p>
        </text:list-item>
        <text:list-item>
          <text:p text:style-name="P27"><text:span text:style-name="Source_20_Text">WeeklyDistributionStrategy.cs</text:span></text:p>
        </text:list-item>
      </text:list>
      <text:p text:style-name="Text_20_body">This gives the behaviour of each chart type; Phase 6 work almost certainly leans on this layer.</text:p>
      <text:p text:style-name="Horizontal_20_Line"/>
      <text:h text:style-name="Heading_20_3" text:outline-level="3"><text:soft-page-break/>8. Core models &amp; math primitives</text:h>
      <text:p text:style-name="Text_20_body">Upload (from <text:span text:style-name="Source_20_Text">Models</text:span> <text:span text:style-name="Strong_20_Emphasis">only</text:span>, since you’ve eliminated duplicates):</text:p>
      <text:list text:style-name="L28">
        <text:list-item>
          <text:p text:style-name="P28"><text:span text:style-name="Source_20_Text">HealthMetricData.cs</text:span></text:p>
        </text:list-item>
        <text:list-item>
          <text:p text:style-name="P28"><text:span text:style-name="Source_20_Text">DateRangeResult.cs</text:span></text:p>
        </text:list-item>
        <text:list-item>
          <text:p text:style-name="P28"><text:span text:style-name="Source_20_Text">SmoothedDataPoint.cs</text:span></text:p>
        </text:list-item>
        <text:list-item>
          <text:p text:style-name="P28"><text:span text:style-name="Source_20_Text">TickInterval.cs</text:span></text:p>
        </text:list-item>
        <text:list-item>
          <text:p text:style-name="P28"><text:span text:style-name="Source_20_Text">RecordToDayRatio.cs</text:span></text:p>
        </text:list-item>
        <text:list-item>
          <text:p text:style-name="P28"><text:span text:style-name="Source_20_Text">NormalizationMode.cs</text:span></text:p>
        </text:list-item>
        <text:list-item>
          <text:p text:style-name="P28"><text:span text:style-name="Source_20_Text">BinaryOperatorRegistry.cs</text:span></text:p>
        </text:list-item>
        <text:list-item>
          <text:p text:style-name="P28"><text:span text:style-name="Source_20_Text">BinaryOperators.cs</text:span></text:p>
        </text:list-item>
      </text:list>
      <text:p text:style-name="Text_20_body">And, if they still exist and are used:</text:p>
      <text:list text:style-name="L29">
        <text:list-item>
          <text:p text:style-name="P29"><text:span text:style-name="Source_20_Text">Helper/MathHelper.cs</text:span></text:p>
        </text:list-item>
        <text:list-item>
          <text:p text:style-name="P29"><text:span text:style-name="Source_20_Text">Helper/StrategyComputationHelper.cs</text:span></text:p>
        </text:list-item>
      </text:list>
      <text:p text:style-name="Text_20_body">These are the numerical backbone behind the strategies.</text:p>
      <text:p text:style-name="Horizontal_20_Line"/>
      <text:h text:style-name="Heading_20_2" text:outline-level="2">How we’ll use this in the new Phase 6 thread</text:h>
      <text:p text:style-name="Text_20_body">When you open the new conversation:</text:p>
      <text:list text:style-name="L30">
        <text:list-item>
          <text:p text:style-name="P30">Start with a short message like:</text:p>
          <text:p text:style-name="P31">“Phase 6 of DataVisualiser – here is the agreed rehydration bundle (Step 1).”</text:p>
        </text:list-item>
        <text:list-item>
          <text:p text:style-name="P30">Upload docs (Bible, Overview, CODE_REVIEW_REPORT) first.<text:line-break/>I’ll summarise them and restate:</text:p>
          <text:list>
            <text:list-item>
              <text:p text:style-name="P30">Current goals.</text:p>
            </text:list-item>
            <text:list-item>
              <text:p text:style-name="P30">Non-goals.</text:p>
            </text:list-item>
            <text:list-item>
              <text:p text:style-name="P30">Constraints.</text:p>
            </text:list-item>
          </text:list>
        </text:list-item>
        <text:list-item>
          <text:p text:style-name="P30">Then upload the grouped code files in order (2 → 8 above), <text:span text:style-name="Emphasis">mentioning the step number each time</text:span>, e.g.:</text:p>
          <text:p text:style-name="P31">“Phase 6 – Step 2 files: App.xaml, App.xaml.cs, MainWindow.xaml, MainWindow.xaml.cs, MainWindow.Weekly.cs”</text:p>
        </text:list-item>
        <text:list-item>
          <text:p text:style-name="P30">Once everything is in, I’ll:</text:p>
          <text:list>
            <text:list-item>
              <text:p text:style-name="P30"><text:soft-page-break/>Build a <text:span text:style-name="Strong_20_Emphasis">fresh, concise architectural summary</text:span> of the <text:span text:style-name="Emphasis">actual</text:span> code that’s now in your repo.</text:p>
            </text:list-item>
            <text:list-item>
              <text:p text:style-name="P30">Propose a <text:span text:style-name="Strong_20_Emphasis">Phase 6 plan</text:span> (with numbered sub-phases like before) that aligns with:</text:p>
              <text:list>
                <text:list-item>
                  <text:p text:style-name="P30">Your current architecture.</text:p>
                </text:list-item>
                <text:list-item>
                  <text:p text:style-name="P30">Your long-term goals (dynamic dashboards, runtime datasets, etc.).</text:p>
                </text:list-item>
                <text:list-item>
                  <text:p text:style-name="P30">The refactor constraints noted in <text:span text:style-name="Source_20_Text">CODE_REVIEW_REPORT.md</text:span>.</text:p>
                </text:list-item>
              </text:list>
            </text:list-item>
          </text:list>
        </text:list-item>
      </text:list>
      <text:p text:style-name="Text_20_body">No more old-context baggage; the repo + these uploads become the single source of truth.</text:p>
      <text:p text:style-name="Horizontal_20_Line"/>
      <text:p text:style-name="Text_20_body">If you’re happy with this, the next concrete action on your side is:</text:p>
      <text:list text:style-name="L31">
        <text:list-item>
          <text:p text:style-name="P32"><text:span text:style-name="Strong_20_Emphasis">Do nothing more here.</text:span></text:p>
        </text:list-item>
        <text:list-item>
          <text:p text:style-name="P32">Start a <text:span text:style-name="Strong_20_Emphasis">new conversation</text:span> titled something like:<text:line-break/>“DataVisualiser – Phase 6 (post-refactor baseline)”</text:p>
        </text:list-item>
        <text:list-item>
          <text:p text:style-name="P32">Follow the rehydration steps abov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 DATA VISUALISER REHYDRATION CHECKLIST ===</text:p>
      <text:p text:style-name="Standard"/>
      <text:p text:style-name="Standard">1. Documentation</text:p>
      <text:p text:style-name="Standard"><text:s text:c="3"/>[ ] Upload updated Project Bible</text:p>
      <text:p text:style-name="Standard"><text:s text:c="3"/>[ ] Upload updated Architectural Overview</text:p>
      <text:p text:style-name="Standard"/>
      <text:p text:style-name="Standard">2. Project Structure</text:p>
      <text:p text:style-name="Standard"><text:s text:c="3"/>[ ] Upload folder tree (project file list)</text:p>
      <text:p text:style-name="Standard"><text:s text:c="3"/>[ ] Upload .dgml (dependency graph)</text:p>
      <text:p text:style-name="Standard"/>
      <text:p text:style-name="Standard">3. Core Files</text:p>
      <text:p text:style-name="Standard"><text:s text:c="3"/>[ ] MainWindow.xaml</text:p>
      <text:p text:style-name="Standard"><text:s text:c="3"/>[ ] MainWindow.xaml.cs</text:p>
      <text:p text:style-name="Standard"><text:s text:c="3"/>[ ] MainWindowViewModel.cs</text:p>
      <text:p text:style-name="Standard"/>
      <text:p text:style-name="Standard">4. Supporting Files</text:p>
      <text:p text:style-name="Standard"><text:s text:c="3"/>[ ] MetricState.cs</text:p>
      <text:p text:style-name="Standard"><text:s text:c="3"/>[ ] ChartState.cs</text:p>
      <text:p text:style-name="Standard"><text:s text:c="3"/>[ ] UiState.cs</text:p>
      <text:p text:style-name="Standard"><text:s text:c="3"/>[ ] ViewModelEvents.cs</text:p>
      <text:p text:style-name="Standard"><text:s text:c="3"/>[ ] SubtypeSelectorManager.cs</text:p>
      <text:p text:style-name="Standard"/>
      <text:p text:style-name="Standard">5. Engine / Service Files</text:p>
      <text:p text:style-name="Standard"><text:s text:c="3"/>[ ] ChartComputationEngine.cs</text:p>
      <text:p text:style-name="Standard"><text:soft-page-break/><text:s text:c="3"/>[ ] ChartRenderEngine.cs</text:p>
      <text:p text:style-name="Standard"><text:s text:c="3"/>[ ] ChartUpdateCoordinator.cs</text:p>
      <text:p text:style-name="Standard"><text:s text:c="3"/>[ ] WeeklyDistributionService.cs</text:p>
      <text:p text:style-name="Standard"><text:s text:c="3"/>[ ] MetricSelectionService.cs</text:p>
      <text:p text:style-name="Standard"/>
      <text:p text:style-name="Standard">6. Configuration</text:p>
      <text:p text:style-name="Standard"><text:s text:c="3"/>[ ] app.config (only if modified)</text:p>
      <text:p text:style-name="Standard"><text:s text:c="3"/>[ ] other runtime resources (if any)</text:p>
      <text:p text:style-name="Standard"/>
      <text:p text:style-name="Standard">7. Metadata</text:p>
      <text:p text:style-name="Standard"><text:s text:c="3"/>[ ] State current phase (5D complete)</text:p>
      <text:p text:style-name="Standard"><text:s text:c="3"/>[ ] Notes on Cursor modifications (if any)</text:p>
      <text:p text:style-name="Standard"/>
      <text:p text:style-name="Standard">After upload:</text:p>
      <text:p text:style-name="Standard"><text:s text:c="3"/>→ AI performs full rehydration</text:p>
      <text:p text:style-name="Standard"><text:s text:c="3"/>→ Verifies architecture integrity</text:p>
      <text:p text:style-name="Standard"><text:s text:c="3"/>→ Flags issues</text:p>
      <text:p text:style-name="Standard"><text:s text:c="3"/>→ Rebuilds project understanding</text:p>
      <text:p text:style-name="Standard"><text:s text:c="3"/>→ Produces updated docs</text:p>
      <text:p text:style-name="Standard"><text:s text:c="3"/>→ Confirms readiness for Phase 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8T12:25:17.366361600</meta:creation-date>
    <dc:date>2025-12-08T17:35:56.263326000</dc:date>
    <meta:editing-duration>PT5H4M37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5" meta:paragraph-count="268" meta:word-count="1267" meta:character-count="9136" meta:non-whitespace-character-count="8181"/>
  </office:meta>
</office:document-meta>
</file>